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4b2" officeooo:paragraph-rsid="001804b2"/>
    </style:style>
    <style:style style:name="P2" style:family="paragraph" style:parent-style-name="Standard">
      <style:paragraph-properties fo:text-align="center" style:justify-single-word="false"/>
      <style:text-properties officeooo:rsid="001804b2" officeooo:paragraph-rsid="001acbde"/>
    </style:style>
    <style:style style:name="P3" style:family="paragraph" style:parent-style-name="Standard">
      <style:paragraph-properties fo:text-align="center" style:justify-single-word="false"/>
      <style:text-properties officeooo:rsid="001804b2" officeooo:paragraph-rsid="001e0c0c"/>
    </style:style>
    <style:style style:name="P4" style:family="paragraph" style:parent-style-name="Standard">
      <style:paragraph-properties fo:text-align="center" style:justify-single-word="false"/>
      <style:text-properties officeooo:rsid="001804b2" officeooo:paragraph-rsid="00201f9f"/>
    </style:style>
    <style:style style:name="P5" style:family="paragraph" style:parent-style-name="Standard">
      <style:paragraph-properties fo:text-align="center" style:justify-single-word="false"/>
      <style:text-properties officeooo:rsid="001804b2" officeooo:paragraph-rsid="0023b605"/>
    </style:style>
    <style:style style:name="P6" style:family="paragraph" style:parent-style-name="Standard">
      <style:paragraph-properties fo:text-align="justify" style:justify-single-word="false"/>
      <style:text-properties officeooo:rsid="001804b2" officeooo:paragraph-rsid="001804b2"/>
    </style:style>
    <style:style style:name="P7" style:family="paragraph" style:parent-style-name="Standard">
      <style:paragraph-properties fo:text-align="justify" style:justify-single-word="false"/>
      <style:text-properties officeooo:rsid="001804b2" officeooo:paragraph-rsid="001acbde"/>
    </style:style>
    <style:style style:name="P8" style:family="paragraph" style:parent-style-name="Standard">
      <style:paragraph-properties fo:text-align="justify" style:justify-single-word="false"/>
      <style:text-properties officeooo:rsid="001804b2" officeooo:paragraph-rsid="001e0c0c"/>
    </style:style>
    <style:style style:name="P9" style:family="paragraph" style:parent-style-name="Standard">
      <style:paragraph-properties fo:text-align="justify" style:justify-single-word="false"/>
      <style:text-properties officeooo:rsid="001804b2" officeooo:paragraph-rsid="00201f9f"/>
    </style:style>
    <style:style style:name="P10" style:family="paragraph" style:parent-style-name="Standard">
      <style:paragraph-properties fo:text-align="justify" style:justify-single-word="false"/>
      <style:text-properties officeooo:rsid="001804b2" officeooo:paragraph-rsid="0023b605"/>
    </style:style>
    <style:style style:name="P11" style:family="paragraph" style:parent-style-name="Standard">
      <style:paragraph-properties fo:text-align="justify" style:justify-single-word="false"/>
      <style:text-properties officeooo:rsid="001804b2" officeooo:paragraph-rsid="0027f6cb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599e" officeooo:paragraph-rsid="001acbd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599e" officeooo:paragraph-rsid="001e0c0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a810e" officeooo:paragraph-rsid="001a810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b2f85" officeooo:paragraph-rsid="001b2f8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272008" officeooo:paragraph-rsid="00272008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1804b2" officeooo:paragraph-rsid="001804b2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804b2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acbde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e0c0c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01f9f" style:font-size-asian="16pt" style:font-style-asian="italic" style:font-size-complex="16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3b605" style:font-size-asian="16pt" style:font-style-asian="italic" style:font-size-complex="16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89f87" style:font-size-asian="16pt" style:font-style-asian="italic" style:font-size-complex="16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6pt" fo:font-weight="normal" officeooo:rsid="002a66d9" officeooo:paragraph-rsid="002a66d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19599e" officeooo:paragraph-rsid="001804b2"/>
    </style:style>
    <style:style style:name="P27" style:family="paragraph" style:parent-style-name="Standard">
      <style:paragraph-properties fo:text-align="justify" style:justify-single-word="false"/>
      <style:text-properties officeooo:rsid="0019599e" officeooo:paragraph-rsid="001acbde"/>
    </style:style>
    <style:style style:name="P28" style:family="paragraph" style:parent-style-name="Standard">
      <style:paragraph-properties fo:text-align="justify" style:justify-single-word="false"/>
      <style:text-properties officeooo:rsid="0019599e" officeooo:paragraph-rsid="001e0c0c"/>
    </style:style>
    <style:style style:name="P29" style:family="paragraph" style:parent-style-name="Standard">
      <style:paragraph-properties fo:text-align="justify" style:justify-single-word="false"/>
      <style:text-properties officeooo:rsid="0019599e" officeooo:paragraph-rsid="00201f9f"/>
    </style:style>
    <style:style style:name="P30" style:family="paragraph" style:parent-style-name="Standard">
      <style:paragraph-properties fo:text-align="justify" style:justify-single-word="false"/>
      <style:text-properties officeooo:rsid="0019599e" officeooo:paragraph-rsid="0023b605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9599e" officeooo:paragraph-rsid="001e0c0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weight="normal" officeooo:rsid="00258a00" officeooo:paragraph-rsid="00258a0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weight="normal" officeooo:rsid="001fb547" officeooo:paragraph-rsid="001fb547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weight="normal" officeooo:rsid="0019599e" officeooo:paragraph-rsid="0027f6cb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fo:font-weight="normal" officeooo:rsid="001804b2" officeooo:paragraph-rsid="00272008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1fb547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267ff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01f9f" fo:background-color="transparent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3b605" fo:background-color="transparent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7f6cb" fo:background-color="transparent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5f24c" fo:background-color="transparent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ce181e" fo:font-weight="normal" officeooo:rsid="001fb547" officeooo:paragraph-rsid="001fb547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italic" officeooo:rsid="00289f87" officeooo:paragraph-rsid="00289f87" style:font-size-asian="10.5pt" style:font-style-asian="italic" style:font-size-complex="12pt" style:font-style-complex="italic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officeooo:rsid="00289f87" officeooo:paragraph-rsid="00289f87" style:font-size-asian="10.5pt" style:font-style-asian="normal" style:font-size-complex="12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officeooo:rsid="00289f87" officeooo:paragraph-rsid="00289f87" style:font-size-asian="10.5pt" style:font-style-asian="normal" style:font-size-complex="12pt" style:font-style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weight="normal" officeooo:rsid="0019599e" officeooo:paragraph-rsid="0019599e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fo:font-weight="normal" officeooo:rsid="001e0c0c" officeooo:paragraph-rsid="001e0c0c" style:font-weight-asian="normal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61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0c0c" officeooo:paragraph-rsid="001e0c0c" style:font-weight-asian="normal" style:font-weight-complex="normal"/>
    </style:style>
    <style:style style:name="P63" style:family="paragraph" style:parent-style-name="Standard" style:list-style-name="L6">
      <style:paragraph-properties fo:text-align="justify" style:justify-single-word="false"/>
      <style:text-properties style:use-window-font-color="true" fo:font-weight="normal" officeooo:rsid="001fb547" officeooo:paragraph-rsid="001fb547" style:font-weight-asian="normal" style:font-weight-complex="normal"/>
    </style:style>
    <style:style style:name="P64" style:family="paragraph" style:parent-style-name="Standard" style:list-style-name="L7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65" style:family="paragraph" style:parent-style-name="Standard" style:list-style-name="L8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66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c844" officeooo:paragraph-rsid="0025c844" fo:background-color="transparent" style:font-weight-asian="normal" style:font-weight-complex="normal"/>
    </style:style>
    <style:style style:name="P67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68" style:family="paragraph" style:parent-style-name="Standard" style:list-style-name="L10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69" style:family="paragraph" style:parent-style-name="Standard" style:list-style-name="L11">
      <style:paragraph-properties fo:text-align="justify" style:justify-single-word="false"/>
      <style:text-properties style:use-window-font-color="true" fo:font-weight="normal" officeooo:rsid="0027f6cb" officeooo:paragraph-rsid="0027f6cb" fo:background-color="transparent" style:font-weight-asian="normal" style:font-weight-complex="normal"/>
    </style:style>
    <style:style style:name="P70" style:family="paragraph" style:parent-style-name="Standard" style:list-style-name="L11">
      <style:paragraph-properties fo:text-align="justify" style:justify-single-word="false"/>
      <style:text-properties style:use-window-font-color="true" fo:font-weight="normal" officeooo:rsid="002d38cb" officeooo:paragraph-rsid="002d38cb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f6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4acf" style:font-weight-asian="normal" style:font-weight-complex="normal"/>
    </style:style>
    <style:style style:name="T5" style:family="text">
      <style:text-properties officeooo:rsid="001acbde"/>
    </style:style>
    <style:style style:name="T6" style:family="text">
      <style:text-properties officeooo:rsid="001cb3e3"/>
    </style:style>
    <style:style style:name="T7" style:family="text">
      <style:text-properties officeooo:rsid="001e0c0c"/>
    </style:style>
    <style:style style:name="T8" style:family="text">
      <style:text-properties fo:color="#ce181e"/>
    </style:style>
    <style:style style:name="T9" style:family="text">
      <style:text-properties officeooo:rsid="001e5d94"/>
    </style:style>
    <style:style style:name="T10" style:family="text">
      <style:text-properties officeooo:rsid="00201f9f"/>
    </style:style>
    <style:style style:name="T11" style:family="text">
      <style:text-properties officeooo:rsid="0023b605"/>
    </style:style>
    <style:style style:name="T12" style:family="text">
      <style:text-properties fo:color="#ed1c24"/>
    </style:style>
    <style:style style:name="T13" style:family="text">
      <style:text-properties officeooo:rsid="0023b894"/>
    </style:style>
    <style:style style:name="T14" style:family="text">
      <style:text-properties officeooo:rsid="0025f24c"/>
    </style:style>
    <style:style style:name="T15" style:family="text">
      <style:text-properties officeooo:rsid="0027f6cb"/>
    </style:style>
    <style:style style:name="T16" style:family="text">
      <style:text-properties officeooo:rsid="00289f8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2badae"/>
    </style:style>
    <style:style style:name="T19" style:family="text">
      <style:text-properties officeooo:rsid="002d35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nfiguring and implementing a cloud based Machine Learning Production Model</text:p>
      <text:p text:style-name="P18"/>
      <text:p text:style-name="P25">Machine Learning Engineer with Microsoft Azure Program</text:p>
      <text:p text:style-name="P25">Student: Herbert Fernández Tamayo</text:p>
      <text:p text:style-name="P1"/>
      <text:p text:style-name="P24">Part <text:span text:style-name="T16">1: Authentication</text:span></text:p>
      <text:p text:style-name="P19"/>
      <text:p text:style-name="P52">Disclaimer:</text:p>
      <text:p text:style-name="P51"><text:span text:style-name="T17">you will need to install the Azure Machine Learning Extension which allows you to interact with Azure Machine Learning Studio, part of the </text:span><text:span text:style-name="Source_20_Text"><text:span text:style-name="T17">az</text:span></text:span><text:span text:style-name="T17"> command. After having the Azure machine Learning Extension, you will create a </text:span><text:span text:style-name="Source_20_Text"><text:span text:style-name="T17">Service Principal</text:span></text:span><text:span text:style-name="T17"> account and associate it with your specific workspace. </text:span></text:p>
      <text:p text:style-name="P52"/>
      <text:p text:style-name="P52">Whether you are using an Azure ML studio account with no rights of deploy a Service Principal you may skip this step.</text:p>
      <text:p text:style-name="P19"/>
      <text:p text:style-name="P19">Part 2: Automation of the Machine Learning Experiment</text:p>
      <text:p text:style-name="P1"/>
      <text:p text:style-name="P6"><text:span text:style-name="T1">Main goal </text:span><text:span text:style-name="T2">of the project</text:span>: to implement a model that will be cloud based deploy and consume as an endpoint.</text:p>
      <text:p text:style-name="P26"/>
      <text:p text:style-name="P12">Checkpoints to be considered:</text:p>
      <text:p text:style-name="P12"/>
      <text:list xml:id="list2436457110" text:style-name="L1">
        <text:list-item>
          <text:p text:style-name="P54">Create a new Automated Machine Learning run</text:p>
        </text:list-item>
        <text:list-item>
          <text:p text:style-name="P60"><text:span text:style-name="T3">Select (in case it is available) or upload the bankmarketing dataset (</text:span><text:a xlink:type="simple" xlink:href="https://automlsamplenotebookdata.blob.core.windows.net/automl-sample-notebook-data/bankmarketing_train.csv" text:style-name="Internet_20_link" text:visited-style-name="Visited_20_Internet_20_Link"><text:span text:style-name="T3">https://automlsamplenotebookdata.blob.core.windows.net/automl-sample-notebook-data/bankmarketing_train.csv</text:span></text:a><text:span text:style-name="T3">)</text:span></text:p>
        </text:list-item>
        <text:list-item>
          <text:p text:style-name="P54">Create a new Machine Learning experiment</text:p>
        </text:list-item>
        <text:list-item>
          <text:p text:style-name="P60"><text:span text:style-name="T3">Configure a new compute cluster, it is suggested to choose the “Standard DS12 V2” </text:span><text:span text:style-name="T4">type</text:span></text:p>
        </text:list-item>
        <text:list-item>
          <text:p text:style-name="P55">Adjust these specific parameters of the computer cluster:</text:p>
          <text:list>
            <text:list-item>
              <text:p text:style-name="P55">Number of minimun nodes: 1</text:p>
            </text:list-item>
            <text:list-item>
              <text:p text:style-name="P55">Run experiment as: Classification</text:p>
            </text:list-item>
            <text:list-item>
              <text:p text:style-name="P55">Check “explain best model”</text:p>
            </text:list-item>
            <text:list-item>
              <text:p text:style-name="P55">Exit criterion to 1</text:p>
            </text:list-item>
            <text:list-item>
              <text:p text:style-name="P55">Concurrency to 5</text:p>
            </text:list-item>
          </text:list>
        </text:list-item>
      </text:list>
      <text:p text:style-name="P34"/>
      <text:p text:style-name="P15">Screenshots:</text:p>
      <text:p text:style-name="P31"/>
      <text:list xml:id="list1252537612" text:style-name="L2">
        <text:list-item>
          <text:p text:style-name="P56">Available datasets:</text:p>
        </text:list-item>
      </text:list>
      <text:p text:style-name="P31"/>
      <text:p text:style-name="P31"/>
      <text:list xml:id="list64311326014034" text:continue-numbering="true" text:style-name="L2">
        <text:list-item>
          <text:p text:style-name="P56">Experiment completed:</text:p>
        </text:list-item>
      </text:list>
      <text:p text:style-name="P31"/>
      <text:p text:style-name="P31"/>
      <text:list xml:id="list64311793292739" text:continue-numbering="true" text:style-name="L2">
        <text:list-item>
          <text:p text:style-name="P56"><text:soft-page-break/>Best model identified once the experiment is completed:</text:p>
          <text:p text:style-name="P56"/>
        </text:list-item>
      </text:list>
      <text:p text:style-name="P31"/>
      <text:p text:style-name="P20">Part <text:span text:style-name="T5">3</text:span>: <text:span text:style-name="T5">Deploy the best model</text:span></text:p>
      <text:p text:style-name="P2"/>
      <text:p text:style-name="P7"><text:span text:style-name="T1">Main goal</text:span>: <text:span text:style-name="T5">to publish via HTTP the best model identified and chose after the AutoML experiment is completed</text:span>.</text:p>
      <text:p text:style-name="P27"/>
      <text:p text:style-name="P13">Checkpoints to be considered:</text:p>
      <text:list xml:id="list3544810274" text:style-name="L3">
        <text:list-item>
          <text:p text:style-name="P57">Select the best model and click on “deploy”</text:p>
        </text:list-item>
        <text:list-item>
          <text:p text:style-name="P57">Enable authentication</text:p>
        </text:list-item>
        <text:list-item>
          <text:p text:style-name="P57">Deploy the model using Azure Container Instance (ACI)</text:p>
        </text:list-item>
        <text:list-item>
          <text:p text:style-name="P57">Whether the process is successful you may check in the “<text:span text:style-name="T18">end</text:span>points” option the recently deployment</text:p>
        </text:list-item>
        <text:list-item>
          <text:p text:style-name="P57">Click on it and you should get details about the REST Endpoint as well as its authentication keys.</text:p>
        </text:list-item>
      </text:list>
      <text:p text:style-name="P32"/>
      <text:p text:style-name="P32"/>
      <text:p text:style-name="P32"/>
      <text:p text:style-name="P32"/>
      <text:p text:style-name="P32"/>
      <text:p text:style-name="P16">Screenshots:</text:p>
      <text:p text:style-name="P32"/>
      <text:list xml:id="list2604247891" text:style-name="L4">
        <text:list-item>
          <text:p text:style-name="P58">Selection of the best model and click on Deploy:</text:p>
        </text:list-item>
      </text:list>
      <text:p text:style-name="P32"/>
      <text:p text:style-name="P32"/>
      <text:list xml:id="list64312629274766" text:continue-numbering="true" text:style-name="L4">
        <text:list-item>
          <text:p text:style-name="P58">Deploy on Azure Container Instance and enable authentication:</text:p>
        </text:list-item>
      </text:list>
      <text:p text:style-name="P32"/>
      <text:p text:style-name="P32"/>
      <text:list xml:id="list64311206039572" text:continue-numbering="true" text:style-name="L4">
        <text:list-item>
          <text:p text:style-name="P58">Confirmation of “success” of the process of deploy:</text:p>
        </text:list-item>
      </text:list>
      <text:p text:style-name="P32"/>
      <text:p text:style-name="P32"/>
      <text:list xml:id="list64312287379404" text:continue-numbering="true" text:style-name="L4">
        <text:list-item>
          <text:p text:style-name="P58">Checking the “Endpoint” option on ML Studio <text:span text:style-name="T6">(by default the application insights are disabled)</text:span>:</text:p>
        </text:list-item>
      </text:list>
      <text:p text:style-name="P32"/>
      <text:p text:style-name="P32"/>
      <text:list xml:id="list64312550614654" text:continue-numbering="true" text:style-name="L4">
        <text:list-item>
          <text:p text:style-name="P58">Details how to “consume” the Endpoint: (foto<text:span text:style-name="T7">s</text:span> 5 y 6)</text:p>
        </text:list-item>
      </text:list>
      <text:p text:style-name="P32"/>
      <text:p text:style-name="P21">Part <text:span text:style-name="T7">4</text:span>: <text:span text:style-name="T7">Enable application insights</text:span></text:p>
      <text:p text:style-name="P3"/>
      <text:p text:style-name="P8"><text:span text:style-name="T1">Main goal</text:span>: <text:span text:style-name="T7">Enable application insights and logging via source code (Although this process may be accomplished using the GUI).</text:span></text:p>
      <text:p text:style-name="P28"/>
      <text:p text:style-name="P14">Checkpoints to be considered:</text:p>
      <text:p text:style-name="P33"/>
      <text:list xml:id="list2538472287" text:style-name="L5">
        <text:list-item>
          <text:p text:style-name="P59">It is important to check if az, Python SDK are enabled</text:p>
        </text:list-item>
        <text:list-item>
          <text:p text:style-name="P59">Download from Azure ML Studio the JSON file that contains the information of the subscription</text:p>
        </text:list-item>
        <text:list-item>
          <text:p text:style-name="P59">Write code that enables the application insights. See <text:span text:style-name="T8">logs.py</text:span></text:p>
        </text:list-item>
        <text:list-item>
          <text:p text:style-name="P61"><text:soft-page-break/>In order to execute logs.py you need to confirm your user’s credentials</text:p>
        </text:list-item>
        <text:list-item>
          <text:p text:style-name="P62">Run <text:span text:style-name="T9">logs.py and whether it successfully run check if the Application insights are enabled</text:span></text:p>
        </text:list-item>
        <text:list-item>
          <text:p text:style-name="P61">Click on the URL of the Application insights to see the results</text:p>
        </text:list-item>
      </text:list>
      <text:p text:style-name="P35"/>
      <text:p text:style-name="P44">Screenshots:</text:p>
      <text:list xml:id="list3093733260" text:style-name="L6">
        <text:list-item>
          <text:p text:style-name="P63">Download config.json</text:p>
          <text:p text:style-name="P63"/>
        </text:list-item>
        <text:list-item>
          <text:p text:style-name="P63">Execution of logs.py <text:span text:style-name="T8">(2 y 3)</text:span></text:p>
          <text:p text:style-name="P63"/>
        </text:list-item>
        <text:list-item>
          <text:p text:style-name="P63">Check the application insights URL enabled </text:p>
          <text:p text:style-name="P63"/>
        </text:list-item>
        <text:list-item>
          <text:p text:style-name="P63">App insights results <text:span text:style-name="T8">(5 y 6)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22">Part <text:span text:style-name="T10">5</text:span>: <text:span text:style-name="T10">Swagger documentation</text:span></text:p>
      <text:p text:style-name="P4"/>
      <text:p text:style-name="P9"><text:span text:style-name="T1">Main goal</text:span>: <text:span text:style-name="T10">To test the recently deployed model using Swagger.</text:span></text:p>
      <text:p text:style-name="P29"/>
      <text:p text:style-name="P46">Checkpoints to be considered:</text:p>
      <text:p text:style-name="P39"/>
      <text:list xml:id="list228223017" text:style-name="L7">
        <text:list-item>
          <text:p text:style-name="P64">Download the swagger.json file from the recently deployed model.</text:p>
        </text:list-item>
        <text:list-item>
          <text:p text:style-name="P64">Copy swagger.json file in the same folder of swagger.sh and serve.py</text:p>
        </text:list-item>
        <text:list-item>
          <text:p text:style-name="P64">Run swagger.sh and serve.py</text:p>
        </text:list-item>
        <text:list-item>
          <text:p text:style-name="P64">Interact with the swagger instance based in the documentation obtained from the model.</text:p>
        </text:list-item>
        <text:list-item>
          <text:p text:style-name="P64">Display the content of the API model</text:p>
        </text:list-item>
      </text:list>
      <text:p text:style-name="P36"/>
      <text:p text:style-name="P45">Screenshots:</text:p>
      <text:list xml:id="list916585556" text:style-name="L8">
        <text:list-item>
          <text:p text:style-name="P65">Running swagger.sh</text:p>
        </text:list-item>
      </text:list>
      <text:p text:style-name="P38"><text:tab/></text:p>
      <text:list xml:id="list64313019788556" text:continue-numbering="true" text:style-name="L8">
        <text:list-item>
          <text:p text:style-name="P65">Accesing to swagger through localhost:9000</text:p>
          <text:p text:style-name="P65"/>
        </text:list-item>
        <text:list-item>
          <text:p text:style-name="P65">Running serve.py</text:p>
          <text:p text:style-name="P65"/>
        </text:list-item>
        <text:list-item>
          <text:p text:style-name="P65">Interacting with the swagger instance through the deployed model</text:p>
          <text:p text:style-name="P65"/>
        </text:list-item>
        <text:list-item>
          <text:p text:style-name="P65">Available API methods <text:span text:style-name="T12">(5 y 6) </text:span></text:p>
        </text:list-item>
      </text:list>
      <text:p text:style-name="P37"/>
      <text:p text:style-name="P37"/>
      <text:p text:style-name="P23">Part <text:span text:style-name="T11">6</text:span>: <text:span text:style-name="T11">Consume model endpoints</text:span></text:p>
      <text:p text:style-name="P5"/>
      <text:p text:style-name="P10"><text:span text:style-name="T1">Main goal</text:span>: <text:span text:style-name="T13">To interact with the deployed model using a source code specifically designed for the purpose.</text:span></text:p>
      <text:p text:style-name="P30"/>
      <text:p text:style-name="P47">Checkpoints to be considered:</text:p>
      <text:list xml:id="list3770636983" text:style-name="L9">
        <text:list-item>
          <text:p text:style-name="P66"><text:soft-page-break/>In the <text:span text:style-name="T12">endpoint.py</text:span> <text:span text:style-name="T14">file </text:span>update the values of scoring_uri and key obtained from the consume tab of the deployed model</text:p>
        </text:list-item>
        <text:list-item>
          <text:p text:style-name="P67">Execute the endpoint.py file</text:p>
        </text:list-item>
        <text:list-item>
          <text:p text:style-name="P67">A file called data.json should be created as a result of the interaction</text:p>
        </text:list-item>
        <text:list-item>
          <text:p text:style-name="P67">To test the performance of the endpoint run <text:span text:style-name="T12">benchmark.sh </text:span>file, do not forget to update the values of scoring_uri and key as well.</text:p>
        </text:list-item>
      </text:list>
      <text:p text:style-name="P41"/>
      <text:p text:style-name="P49">Screenshots:</text:p>
      <text:list xml:id="list661579793" text:style-name="L10">
        <text:list-item>
          <text:p text:style-name="P68">Scoring_uri and key values obtained from the consume tab of the deployed model</text:p>
          <text:p text:style-name="P68"/>
        </text:list-item>
        <text:list-item>
          <text:p text:style-name="P68">Updating endpoint.py</text:p>
          <text:p text:style-name="P68"/>
        </text:list-item>
        <text:list-item>
          <text:p text:style-name="P68">Running endpo<text:span text:style-name="T19">i</text:span>nt.py</text:p>
          <text:p text:style-name="P68"/>
        </text:list-item>
        <text:list-item>
          <text:p text:style-name="P68">Content of data.json file</text:p>
          <text:p text:style-name="P68"/>
        </text:list-item>
        <text:list-item>
          <text:p text:style-name="P68">Running benchmark.sh</text:p>
        </text:list-item>
      </text:list>
      <text:p text:style-name="P42"/>
      <text:p text:style-name="P17">Create, publish and consume a pipeline</text:p>
      <text:p text:style-name="P43"/>
      <text:p text:style-name="P11"><text:span text:style-name="T1">Main goal </text:span><text:span text:style-name="T2">of the project</text:span>: <text:span text:style-name="T15">execute the different stages from a jupyter notebook file to implement a pipeline</text:span>.</text:p>
      <text:p text:style-name="P40"/>
      <text:p text:style-name="P48">Checkpoints to be considered:</text:p>
      <text:list xml:id="list3328705112" text:style-name="L11">
        <text:list-item>
          <text:p text:style-name="P69">Use the previous created experiment</text:p>
        </text:list-item>
        <text:list-item>
          <text:p text:style-name="P69">Upload the jupyter notebook file</text:p>
        </text:list-item>
        <text:list-item>
          <text:p text:style-name="P69">Downgrade from SDK ver 1.19 to 1.18</text:p>
          <text:list>
            <text:list-item>
              <text:p text:style-name="P70">pip list | grep 1.19.0 | xargs pip uninstall -y</text:p>
            </text:list-item>
            <text:list-item>
              <text:p text:style-name="P70">pip install azureml-sdk[automl,contrib,widgets]==1.18.0</text:p>
            </text:list-item>
            <text:list-item>
              <text:p text:style-name="P70">pip install azureml-widgets==1.18.0</text:p>
            </text:list-item>
          </text:list>
        </text:list-item>
        <text:list-item>
          <text:p text:style-name="P69">Make sure config.json file is still in the same working directory</text:p>
        </text:list-item>
        <text:list-item>
          <text:p text:style-name="P69">Exexute each cell of the juputer notebook</text:p>
        </text:list-item>
        <text:list-item>
          <text:p text:style-name="P69">Verify the pipeline has been created</text:p>
        </text:list-item>
        <text:list-item>
          <text:p text:style-name="P69">Verify the pipeline is run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51:50.340913243</meta:creation-date>
    <dc:date>2020-12-18T06:43:10.432115036</dc:date>
    <meta:editing-duration>PT3H37M23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4" meta:paragraph-count="93" meta:word-count="806" meta:character-count="4949" meta:non-whitespace-character-count="4293"/>
  </office:meta>
</office:document-meta>
</file>